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140000000C0B56A8A5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fo:min-height="7.93cm"/>
    </style:style>
    <style:style style:name="pr2" style:family="presentation" style:parent-style-name="Default-subtitle">
      <style:graphic-properties draw:fill-color="#ffffff" fo:min-height="7.855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0.839cm"/>
    </style:style>
    <style:style style:name="pr5" style:family="presentation" style:parent-style-name="Default-notes" style:list-style-name="L3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974cm"/>
    </style:style>
    <style:style style:name="pr7" style:family="presentation" style:parent-style-name="Default-outline1">
      <style:graphic-properties fo:min-height="13.613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fo:min-height="2.7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family="'Times New Roman'" style:font-family-generic="roman" style:font-pitch="variable" fo:font-size="32pt"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ne's Method for N-Body Spacecraf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7.93cm" svg:x="1.399cm" svg:y="4.063cm" presentation:class="title" presentation:user-transformed="true">
          <draw:text-box>
            <text:p text:style-name="P1">Partial Velocities for Rotary and Translational Joints</text:p>
          </draw:text-box>
        </draw:frame>
        <draw:frame presentation:style-name="pr2" draw:text-style-name="P2" draw:layer="layout" svg:width="25.191cm" svg:height="7.855cm" svg:x="1.399cm" svg:y="10.798cm" presentation:class="subtitle" presentation:user-transformed="true">
          <draw:text-box>
            <text:p text:style-name="P1"><text:span text:style-name="T1">Eric Stoneking</text:span></text:p>
            <text:p text:style-name="P1"><text:span text:style-name="T1">Nov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1cm" svg:height="10.839cm" svg:x="1.399cm" svg:y="5.04cm" presentation:class="subtitle" presentation:user-transformed="true">
          <draw:text-box>
            <text:p text:style-name="P1"><text:span text:style-name="T1">“</text:span><text:span text:style-name="T2">F = ma</text:span><text:span text:style-name="T1">. <text:s/>The rest is just accounting.”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2.974cm" svg:x="1.399cm" svg:y="0.837cm" presentation:class="title">
          <draw:text-box>
            <text:p>What is a Joint?</text:p>
          </draw:text-box>
        </draw:frame>
        <draw:frame presentation:style-name="pr7" draw:layer="layout" svg:width="25.191cm" svg:height="14.46cm" svg:x="1.399cm" svg:y="4.915cm" presentation:class="outline" presentation:user-transformed="true">
          <draw:text-box>
            <text:list text:style-name="L2">
              <text:list-item>
                <text:p>A joint is a set of constraints on the relative motion of two bodies</text:p>
              </text:list-item>
              <text:list-item>
                <text:p>We will consider rotational (spherical or gimballed) joints and translational (1-, 2-, or 3-DOF slider) joints</text:p>
              </text:list-item>
              <text:list-item>
                <text:p>We will develop partial angular velocities and partial (linear) velocities</text:p>
              </text:list-item>
              <text:list-item>
                <text:p>These may be used in multi-body dynamic formulations</text:p>
                <text:list>
                  <text:list-item>
                    <text:p>Either Kane's or Hughes's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2.974cm" svg:x="1.399cm" svg:y="0.837cm" presentation:class="title">
          <draw:text-box>
            <text:p>Relative Motion of Two Bodies</text:p>
          </draw:text-box>
        </draw:frame>
        <draw:frame draw:style-name="gr2" draw:layer="layout" svg:width="15.129cm" svg:height="3.27cm" svg:x="1.357cm" svg:y="4.6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ellipse draw:style-name="gr3" draw:text-style-name="P5" draw:layer="layout" svg:width="9.182cm" svg:height="5.401cm" draw:transform="skewX (3.75483590061638E-017) rotate (0.296531439913781) translate (1.909cm 11.965cm)">
          <text:p/>
        </draw:ellipse>
        <draw:ellipse draw:style-name="gr3" draw:text-style-name="P5" draw:layer="layout" svg:width="5.367cm" svg:height="7.933cm" draw:transform="rotate (0.667239373037306) translate (14.764cm 14.097cm)">
          <text:p/>
        </draw:ellipse>
        <draw:ellipse draw:style-name="gr4" draw:text-style-name="P5" draw:layer="layout" svg:width="0.439cm" svg:height="0.406cm" svg:x="13.402cm" svg:y="10.269cm">
          <text:p/>
        </draw:ellipse>
        <draw:frame draw:style-name="gr2" draw:layer="layout" svg:width="0.761cm" svg:height="0.792cm" svg:x="4.772cm" svg:y="11.5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85cm" svg:height="0.792cm" svg:x="19.66cm" svg:y="13.2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877cm" svg:height="0.792cm" svg:x="13.145cm" svg:y="9.22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5" draw:layer="layout" svg:x1="7.19cm" svg:y1="13.476cm" svg:x2="10.735cm" svg:y2="10.911cm">
          <text:p/>
        </draw:line>
        <draw:line draw:style-name="gr5" draw:text-style-name="P5" draw:layer="layout" svg:x1="10.735cm" svg:y1="10.911cm" svg:x2="13.402cm" svg:y2="10.506cm">
          <text:p/>
        </draw:line>
        <draw:line draw:style-name="gr5" draw:text-style-name="P5" draw:layer="layout" svg:x1="20.491cm" svg:y1="15.266cm" svg:x2="16.339cm" svg:y2="13.071cm">
          <text:p/>
        </draw:line>
        <draw:line draw:style-name="gr5" draw:text-style-name="P5" draw:layer="layout" svg:x1="16.339cm" svg:y1="13.071cm" svg:x2="13.841cm" svg:y2="10.641cm">
          <text:p/>
        </draw:line>
        <draw:frame draw:style-name="gr2" draw:layer="layout" svg:width="0.779cm" svg:height="0.792cm" svg:x="7.744cm" svg:y="11.6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868cm" svg:height="0.792cm" svg:x="18.141cm" svg:y="14.4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834cm" svg:height="0.791cm" svg:x="11.119cm" svg:y="9.83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923cm" svg:height="0.791cm" svg:x="15.069cm" svg:y="10.88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ellipse draw:style-name="gr4" draw:text-style-name="P5" draw:layer="layout" svg:width="0.439cm" svg:height="0.406cm" svg:x="7.003cm" svg:y="13.269cm">
          <text:p/>
        </draw:ellipse>
        <draw:ellipse draw:style-name="gr4" draw:text-style-name="P5" draw:layer="layout" svg:width="0.439cm" svg:height="0.406cm" svg:x="20.303cm" svg:y="15.069cm">
          <text:p/>
        </draw:ellipse>
        <draw:frame draw:style-name="gr2" draw:layer="layout" svg:width="0.756cm" svg:height="0.792cm" svg:x="6.395cm" svg:y="13.4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845cm" svg:height="0.792cm" svg:x="20.706cm" svg:y="15.23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Relative Motion Variables</text:p>
          </draw:text-box>
        </draw:frame>
        <draw:frame draw:style-name="gr2" draw:layer="layout" svg:width="23.896cm" svg:height="10.365cm" svg:x="1.329cm" svg:y="4.53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Relative Velocity and Acceleration</text:p>
          </draw:text-box>
        </draw:frame>
        <draw:frame draw:style-name="gr2" draw:layer="layout" svg:width="22.664cm" svg:height="13.571cm" svg:x="1.363cm" svg:y="4.733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Joint Partials</text:p>
          </draw:text-box>
        </draw:frame>
        <draw:frame draw:style-name="gr2" draw:layer="layout" svg:width="25.784cm" svg:height="14.453cm" svg:x="1.296cm" svg:y="4.56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Partial Velocities</text:p>
          </draw:text-box>
        </draw:frame>
        <draw:frame draw:style-name="gr2" draw:layer="layout" svg:width="25.207cm" svg:height="14.461cm" svg:x="1.295cm" svg:y="4.59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 presentation:user-transformed="true">
          <draw:text-box>
            <text:p>Path Vectors</text:p>
          </draw:text-box>
        </draw:frame>
        <draw:frame draw:style-name="gr2" draw:layer="layout" svg:width="22.768cm" svg:height="3.901cm" svg:x="1.219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Conclusion</text:p>
          </draw:text-box>
        </draw:frame>
        <draw:frame presentation:style-name="pr7" draw:layer="layout" svg:width="25.191cm" svg:height="13.938cm" svg:x="1.399cm" svg:y="4.915cm" presentation:class="outline" presentation:user-transformed="true">
          <draw:text-box>
            <text:list text:style-name="L2">
              <text:list-item>
                <text:p>Translational joints are handled much the same as rotary joints</text:p>
                <text:list>
                  <text:list-item>
                    <text:p>Joint partials are key concept</text:p>
                  </text:list-item>
                </text:list>
              </text:list-item>
              <text:list-item>
                <text:p>Expressions for partial velocities and remainder accelerations have been presented</text:p>
                <text:list>
                  <text:list-item>
                    <text:p>Expressions for path vectors are left for implementation</text:p>
                  </text:list-item>
                </text:list>
              </text:list-item>
              <text:list-item>
                <text:p>With these building blocks, translational joints may be incorporated into either Kane's or Hughes's formu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80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2.973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5.4cm" svg:height="0.228cm" svg:x="1.397cm" svg:y="4.071cm">
        <draw:image xlink:href="Pictures/10000000000002140000000C0B56A8A5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Eric Stoneking</meta:initial-creator>
    <meta:creation-date>2008-05-18T22:13:56</meta:creation-date>
    <dc:date>2013-07-08T11:25:19</dc:date>
    <meta:editing-cycles>84</meta:editing-cycles>
    <meta:editing-duration>PT26H12M39S</meta:editing-duration>
    <dc:creator>Eric Stoneking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text>Consider two free bodies, </mtext>
            <msub>
              <mi>B</mi>
              <mi>i</mi>
            </msub>
            <mtext> and </mtext>
            <msub>
              <mi>B</mi>
              <mi>o</mi>
            </msub>
            <mtext>, and a point </mtext>
            <msub>
              <mi>G</mi>
              <mi>k</mi>
            </msub>
            <mtext>.</mtext>
          </mrow>
        </mtd>
      </mtr>
      <mtr>
        <mtd>
          <mrow>
            <msub>
              <mi>R</mi>
              <mi>i</mi>
            </msub>
            <mtext> is a reference point fixed in </mtext>
            <msub>
              <mi>B</mi>
              <mi>i</mi>
            </msub>
            <mtext>.  </mtext>
            <msub>
              <mi>r</mi>
              <mi mathvariant="italic">ik</mi>
            </msub>
            <mtext> is fixed in </mtext>
            <msub>
              <mi>B</mi>
              <mi>i</mi>
            </msub>
            <mtext>.</mtext>
          </mrow>
        </mtd>
      </mtr>
      <mtr>
        <mtd>
          <mrow>
            <msub>
              <mi>R</mi>
              <mi>o</mi>
            </msub>
            <mtext>, </mtext>
            <msub>
              <mi>r</mi>
              <mi mathvariant="italic">ok</mi>
            </msub>
            <mtext> are similarly fixed in </mtext>
            <msub>
              <mi>B</mi>
              <mi>o</mi>
            </msub>
            <mtext>.</mtext>
          </mrow>
        </mtd>
      </mtr>
      <mtr>
        <mtd>
          <mrow>
            <msub>
              <mi>G</mi>
              <mi>k</mi>
            </msub>
            <mtext>, </mtext>
            <msub>
              <mi>x</mi>
              <mi mathvariant="italic">ik</mi>
            </msub>
            <mtext>, and </mtext>
            <msub>
              <mi>x</mi>
              <mi mathvariant="italic">ok</mi>
            </msub>
            <mtext> are, in general, free to move.
</mtext>
          </mrow>
        </mtd>
      </mtr>
    </mtable>
    <annotation encoding="StarMath 5.0">"Consider two free bodies, "B_i" and "B_o", and a point "G_k"." newline
alignl R_i" is a reference point fixed in "B_i".  "r_ik" is fixed in "B_i"." newline
alignl R_o", "r_ok" are similarly fixed in "B_o"." newline
alignl G_k", "x_ik", and "x_ok" are, in general, free to move.
</annotation>
  </semantics>
</math>
</file>

<file path=Object 10/content.xml><?xml version="1.0" encoding="utf-8"?>
<math xmlns="http://www.w3.org/1998/Math/MathML">
  <semantics>
    <mtable>
      <mtr>
        <mtd>
          <mrow>
            <mtext>Recall that we define </mtext>
            <msub>
              <mo stretchy="false">β</mo>
              <mi>i</mi>
            </msub>
            <mtext> to be the vector from the origin of </mtext>
            <msub>
              <mi>B</mi>
              <mi>i</mi>
            </msub>
            <mtext> to the origin of </mtext>
            <msub>
              <mi>B</mi>
              <mn>1</mn>
            </msub>
            <mtext>,</mtext>
          </mrow>
        </mtd>
      </mtr>
      <mtr>
        <mtd>
          <mrow>
            <mtext>and </mtext>
            <msub>
              <mo stretchy="false">ρ</mo>
              <mi mathvariant="italic">ik</mi>
            </msub>
            <mtext> to be the vector from the origin of </mtext>
            <msub>
              <mi>B</mi>
              <mi>i</mi>
            </msub>
            <mtext> to the joint </mtext>
            <msub>
              <mi>G</mi>
              <mi>k</mi>
            </msub>
            <mi>.</mi>
          </mrow>
        </mtd>
      </mtr>
      <mtr>
        <mtd>
          <mtext>When we considered only rotational joints, these path vectors were just </mtext>
        </mtd>
      </mtr>
      <mtr>
        <mtd>
          <mrow>
            <mtext>combinations of </mtext>
            <mi/>
            <msub>
              <mi>r</mi>
              <mi mathvariant="italic">ik</mi>
            </msub>
            <mtext> and </mtext>
            <msub>
              <mi>r</mi>
              <mi mathvariant="italic">ok</mi>
            </msub>
            <mtext>.  Now, they also depend on any translational motion</mtext>
          </mrow>
        </mtd>
      </mtr>
      <mtr>
        <mtd>
          <mtext>of the joints that they span.</mtext>
        </mtd>
      </mtr>
    </mtable>
    <annotation encoding="StarMath 5.0">"Recall that we define " %beta_i " to be the vector from the origin of " B_i " to the origin of " B_1"," newline
"and " %rho_ik " to be the vector from the origin of " B_i " to the joint " G_k . newline
"When we considered only rotational joints, these path vectors were just " newline
"combinations of "~r_ik" and "r_ok".  Now, they also depend on any translational motion" newline
"of the joints that they span."</annotation>
  </semantics>
</math>
</file>

<file path=Object 19/content.xml><?xml version="1.0" encoding="utf-8"?>
<math xmlns="http://www.w3.org/1998/Math/MathML">
  <semantics>
    <msub>
      <mi>x</mi>
      <mi mathvariant="italic">ok</mi>
    </msub>
    <annotation encoding="StarMath 5.0">x_{ok}</annotation>
  </semantics>
</math>
</file>

<file path=Object 2/content.xml><?xml version="1.0" encoding="utf-8"?>
<math xmlns="http://www.w3.org/1998/Math/MathML">
  <semantics>
    <msub>
      <mi>B</mi>
      <mi>i</mi>
    </msub>
    <annotation encoding="StarMath 5.0">B_i</annotation>
  </semantics>
</math>
</file>

<file path=Object 20/content.xml><?xml version="1.0" encoding="utf-8"?>
<math xmlns="http://www.w3.org/1998/Math/MathML">
  <semantics>
    <msub>
      <mi>R</mi>
      <mi>i</mi>
    </msub>
    <annotation encoding="StarMath 5.0">R_i</annotation>
  </semantics>
</math>
</file>

<file path=Object 21/content.xml><?xml version="1.0" encoding="utf-8"?>
<math xmlns="http://www.w3.org/1998/Math/MathML">
  <semantics>
    <msub>
      <mi>R</mi>
      <mi>o</mi>
    </msub>
    <annotation encoding="StarMath 5.0">R_o</annotation>
  </semantics>
</math>
</file>

<file path=Object 22/content.xml><?xml version="1.0" encoding="utf-8"?>
<math xmlns="http://www.w3.org/1998/Math/MathML">
  <semantics>
    <mtable>
      <mtr>
        <mtd>
          <mrow>
            <mtext>Let </mtext>
            <msub>
              <mi>d</mi>
              <mi mathvariant="italic">ik</mi>
            </msub>
            <mtext> be a set of translational (kinematic) state variables, and let </mtext>
            <msub>
              <mo stretchy="false">Δ</mo>
              <mi mathvariant="italic">ik</mi>
            </msub>
            <mtext> be a matrix of </mtext>
          </mrow>
        </mtd>
      </mtr>
      <mtr>
        <mtd>
          <mtext>translational joint partials, so that:</mtext>
        </mtd>
      </mtr>
      <mtr>
        <mtd>
          <mrow>
            <mrow>
              <msub>
                <mi>x</mi>
                <mi mathvariant="italic">ik</mi>
              </msub>
              <mi mathvariant="normal">=</mi>
              <msub>
                <mo stretchy="false">Δ</mo>
                <mi mathvariant="italic">ik</mi>
              </msub>
            </mrow>
            <msub>
              <mi>d</mi>
              <mi mathvariant="italic">ik</mi>
            </msub>
          </mrow>
        </mtd>
      </mtr>
      <mtr>
        <mtd/>
      </mtr>
      <mtr>
        <mtd>
          <mrow>
            <mtext>Let </mtext>
            <msub>
              <mi>s</mi>
              <mi mathvariant="italic">ik</mi>
            </msub>
            <mtext> be the time rate of change of </mtext>
            <msub>
              <mi>d</mi>
              <mi mathvariant="italic">ik</mi>
            </msub>
            <mtext>:</mtext>
          </mrow>
        </mtd>
      </mtr>
      <mtr>
        <mtd>
          <mrow>
            <msub>
              <mi>s</mi>
              <mi mathvariant="italic">ik</mi>
            </msub>
            <mi mathvariant="normal">=</mi>
            <mover accent="true">
              <msub>
                <mi>d</mi>
                <mi mathvariant="italic">ik</mi>
              </msub>
              <mi mathvariant="normal">˙</mi>
            </mover>
          </mrow>
        </mtd>
      </mtr>
      <mtr>
        <mtd>
          <mrow>
            <mtext>We will use </mtext>
            <msub>
              <mi>s</mi>
              <mi mathvariant="italic">ik</mi>
            </msub>
            <mtext> as translational dynamic state variables.</mtext>
          </mrow>
        </mtd>
      </mtr>
      <mtr>
        <mtd>
          <mtext>Similarly, </mtext>
        </mtd>
      </mtr>
      <mtr>
        <mtd>
          <mrow>
            <mrow>
              <msub>
                <mi>x</mi>
                <mi mathvariant="italic">ok</mi>
              </msub>
              <mi mathvariant="normal">=</mi>
              <msub>
                <mo stretchy="false">Δ</mo>
                <mi mathvariant="italic">ok</mi>
              </msub>
            </mrow>
            <msub>
              <mi>d</mi>
              <mi mathvariant="italic">ok</mi>
            </msub>
          </mrow>
        </mtd>
      </mtr>
      <mtr>
        <mtd>
          <mrow>
            <msub>
              <mi>s</mi>
              <mi mathvariant="italic">ok</mi>
            </msub>
            <mi mathvariant="normal">=</mi>
            <mover accent="true">
              <msub>
                <mi>d</mi>
                <mi mathvariant="italic">ok</mi>
              </msub>
              <mi mathvariant="normal">˙</mi>
            </mover>
          </mrow>
        </mtd>
      </mtr>
      <mtr>
        <mtd/>
      </mtr>
      <mtr>
        <mtd>
          <mrow>
            <mtext>Let </mtext>
            <msub>
              <mo stretchy="false">σ</mo>
              <mi>k</mi>
            </msub>
            <mtext> be a set of rotational dynamic state variables, with the associated matrix of </mtext>
          </mrow>
        </mtd>
      </mtr>
      <mtr>
        <mtd>
          <mrow>
            <mtext>rotational joint partials, </mtext>
            <msub>
              <mo stretchy="false">Γ</mo>
              <mi>k</mi>
            </msub>
            <mtext>
</mtext>
          </mrow>
        </mtd>
      </mtr>
    </mtable>
    <annotation encoding="StarMath 5.0">"Let "d_ik" be a set of translational (kinematic) state variables, and let "%DELTA_ik" be a matrix of " newline
"translational joint partials, so that:" newline
x_ik = %DELTA_ik d_ik newline newline
"Let "s_ik" be the time rate of change of "d_ik":" newline
s_ik = dot{d_ik} newline
"We will use "s_ik" as translational dynamic state variables." newline
"Similarly, " newline
x_ok = %DELTA_ok d_ok newline
s_ok = dot{d_ok} newline newline
"Let "%sigma_k" be a set of rotational dynamic state variables, with the associated matrix of " newline 
"rotational joint partials, "%GAMMA_k"
</annotation>
  </semantics>
</math>
</file>

<file path=Object 23/content.xml><?xml version="1.0" encoding="utf-8"?>
<math xmlns="http://www.w3.org/1998/Math/MathML">
  <semantics>
    <mtable>
      <mtr>
        <mtd>
          <mrow>
            <mtext>The velocity of </mtext>
            <msub>
              <mi>G</mi>
              <mi>k</mi>
            </msub>
            <mtext> may then be used to obtain a constraint equation relating the </mtext>
          </mrow>
        </mtd>
      </mtr>
      <mtr>
        <mtd>
          <mrow>
            <mtext>velocities of </mtext>
            <msub>
              <mi>R</mi>
              <mi>i</mi>
            </msub>
            <mtext>, </mtext>
            <msub>
              <mi>R</mi>
              <mi>o</mi>
            </msub>
            <mtext>, and our new state variables:</mtext>
          </mrow>
        </mtd>
      </mtr>
      <mtr>
        <mtd/>
      </mtr>
      <mtr>
        <mtd>
          <mrow>
            <mrow>
              <mmultiscripts>
                <mi>v</mi>
                <none/>
                <msub>
                  <mi>G</mi>
                  <mi>k</mi>
                </msub>
                <mprescripts/>
                <none/>
                <mi>N</mi>
              </mmultiscripts>
              <mi mathvariant="normal">=</mi>
              <mrow>
                <mrow>
                  <msub>
                    <mi>v</mi>
                    <mi>i</mi>
                  </msub>
                  <mo stretchy="false">+</mo>
                  <mrow>
                    <msub>
                      <mo stretchy="false">ω</mo>
                      <mi>i</mi>
                    </msub>
                    <mi mathvariant="normal">×</mi>
                    <mrow>
                      <mo stretchy="false">(</mo>
                      <mrow>
                        <mrow>
                          <msub>
                            <mi>r</mi>
                            <mi mathvariant="italic">ik</mi>
                          </msub>
                          <mo stretchy="false">+</mo>
                          <msub>
                            <mo stretchy="false">Δ</mo>
                            <mi mathvariant="italic">ik</mi>
                          </msub>
                        </mrow>
                        <msub>
                          <mi>d</mi>
                          <mi mathvariant="italic">ik</mi>
                        </msub>
                      </mrow>
                      <mo stretchy="false">)</mo>
                    </mrow>
                  </mrow>
                </mrow>
                <mo stretchy="false">+</mo>
                <msub>
                  <mo stretchy="false">Δ</mo>
                  <mi mathvariant="italic">ik</mi>
                </msub>
              </mrow>
            </mrow>
            <mrow>
              <msub>
                <mi>s</mi>
                <mi mathvariant="italic">ik</mi>
              </msub>
              <mi mathvariant="normal">=</mi>
              <mrow>
                <mrow>
                  <msub>
                    <mi>v</mi>
                    <mi>o</mi>
                  </msub>
                  <mo stretchy="false">+</mo>
                  <mrow>
                    <msub>
                      <mo stretchy="false">ω</mo>
                      <mi>o</mi>
                    </msub>
                    <mi mathvariant="normal">×</mi>
                    <mrow>
                      <mo stretchy="false">(</mo>
                      <mrow>
                        <mrow>
                          <msub>
                            <mi>r</mi>
                            <mi mathvariant="italic">ok</mi>
                          </msub>
                          <mo stretchy="false">+</mo>
                          <msub>
                            <mo stretchy="false">Δ</mo>
                            <mi mathvariant="italic">ok</mi>
                          </msub>
                        </mrow>
                        <msub>
                          <mi>d</mi>
                          <mi mathvariant="italic">ok</mi>
                        </msub>
                      </mrow>
                      <mo stretchy="false">)</mo>
                    </mrow>
                  </mrow>
                </mrow>
                <mo stretchy="false">+</mo>
                <msub>
                  <mo stretchy="false">Δ</mo>
                  <mi mathvariant="italic">ok</mi>
                </msub>
              </mrow>
            </mrow>
            <msub>
              <mi>s</mi>
              <mi mathvariant="italic">ok</mi>
            </msub>
          </mrow>
        </mtd>
      </mtr>
      <mtr>
        <mtd/>
      </mtr>
      <mtr>
        <mtd>
          <mrow>
            <mtext>Also, </mtext>
            <mrow>
              <msub>
                <mo stretchy="false">ω</mo>
                <mi>o</mi>
              </msub>
              <mi mathvariant="normal">=</mi>
              <mrow>
                <msub>
                  <mo stretchy="false">ω</mo>
                  <mi>i</mi>
                </msub>
                <mo stretchy="false">+</mo>
                <msub>
                  <mo stretchy="false">Γ</mo>
                  <mi>k</mi>
                </msub>
              </mrow>
            </mrow>
            <msub>
              <mo stretchy="false">σ</mo>
              <mi>k</mi>
            </msub>
          </mrow>
        </mtd>
      </mtr>
      <mtr>
        <mtd/>
      </mtr>
      <mtr>
        <mtd>
          <mtext>Rearranging, we obtain</mtext>
        </mtd>
      </mtr>
      <mtr>
        <mtd>
          <mrow>
            <mrow>
              <msub>
                <mi>v</mi>
                <mi>o</mi>
              </msub>
              <mi mathvariant="normal">=</mi>
              <mrow>
                <mrow>
                  <msub>
                    <mi>v</mi>
                    <mi>i</mi>
                  </msub>
                  <mo stretchy="false">+</mo>
                  <mrow>
                    <msub>
                      <mo stretchy="false">ω</mo>
                      <mi>i</mi>
                    </msub>
                    <mi mathvariant="normal">×</mi>
                    <mrow>
                      <mo stretchy="false">(</mo>
                      <mrow>
                        <mrow>
                          <msub>
                            <mi>r</mi>
                            <mi mathvariant="italic">ik</mi>
                          </msub>
                          <mo stretchy="false">+</mo>
                          <msub>
                            <mo stretchy="false">Δ</mo>
                            <mi mathvariant="italic">ik</mi>
                          </msub>
                        </mrow>
                        <msub>
                          <mi>d</mi>
                          <mi mathvariant="italic">ik</mi>
                        </msub>
                      </mrow>
                      <mo stretchy="false">)</mo>
                    </mrow>
                  </mrow>
                </mrow>
                <mo stretchy="false">+</mo>
                <msub>
                  <mo stretchy="false">Δ</mo>
                  <mi mathvariant="italic">ik</mi>
                </msub>
              </mrow>
            </mrow>
            <mrow>
              <mrow>
                <msub>
                  <mi>s</mi>
                  <mi mathvariant="italic">ik</mi>
                </msub>
                <mi mathvariant="normal">−</mi>
                <mrow>
                  <msub>
                    <mo stretchy="false">ω</mo>
                    <mi>o</mi>
                  </msub>
                  <mi mathvariant="normal">×</mi>
                  <mrow>
                    <mo stretchy="false">(</mo>
                    <mrow>
                      <mrow>
                        <msub>
                          <mi>r</mi>
                          <mi mathvariant="italic">ok</mi>
                        </msub>
                        <mo stretchy="false">+</mo>
                        <msub>
                          <mo stretchy="false">Δ</mo>
                          <mi mathvariant="italic">ok</mi>
                        </msub>
                      </mrow>
                      <msub>
                        <mi>d</mi>
                        <mi mathvariant="italic">ok</mi>
                      </msub>
                    </mrow>
                    <mo stretchy="false">)</mo>
                  </mrow>
                </mrow>
              </mrow>
              <mi mathvariant="normal">−</mi>
              <msub>
                <mo stretchy="false">Δ</mo>
                <mi mathvariant="italic">ok</mi>
              </msub>
            </mrow>
            <msub>
              <mi>s</mi>
              <mi mathvariant="italic">ok</mi>
            </msub>
          </mrow>
        </mtd>
      </mtr>
      <mtr>
        <mtd/>
      </mtr>
      <mtr>
        <mtd>
          <mrow>
            <mtext>Differentiating, we relate the acceleration of </mtext>
            <msub>
              <mi>R</mi>
              <mi>o</mi>
            </msub>
            <mtext> to that of </mtext>
            <msub>
              <mi>R</mi>
              <mi>i</mi>
            </msub>
            <mtext>:</mtext>
          </mrow>
        </mtd>
      </mtr>
      <mtr>
        <mtd>
          <mrow>
            <mrow>
              <msub>
                <mi>a</mi>
                <mi>o</mi>
              </msub>
              <mi mathvariant="normal">=</mi>
              <mrow>
                <mrow>
                  <mrow>
                    <msub>
                      <mi>a</mi>
                      <mi>i</mi>
                    </msub>
                    <mo stretchy="false">+</mo>
                    <mrow>
                      <msub>
                        <mo stretchy="false">α</mo>
                        <mi>i</mi>
                      </msub>
                      <mi mathvariant="normal">×</mi>
                      <mrow>
                        <mo stretchy="false">(</mo>
                        <mrow>
                          <mrow>
                            <msub>
                              <mi>r</mi>
                              <mi mathvariant="italic">ik</mi>
                            </msub>
                            <mo stretchy="false">+</mo>
                            <msub>
                              <mo stretchy="false">Δ</mo>
                              <mi mathvariant="italic">ik</mi>
                            </msub>
                          </mrow>
                          <msub>
                            <mi>d</mi>
                            <mi mathvariant="italic">ik</mi>
                          </msub>
                        </mrow>
                        <mo stretchy="false">)</mo>
                      </mrow>
                    </mrow>
                  </mrow>
                  <mo stretchy="false">+</mo>
                  <mrow>
                    <msub>
                      <mo stretchy="false">ω</mo>
                      <mi>i</mi>
                    </msub>
                    <mi mathvariant="normal">×</mi>
                    <mrow>
                      <mi stretchy="false" mathvariant="normal">[</mi>
                      <mrow>
                        <msub>
                          <mo stretchy="false">ω</mo>
                          <mi>i</mi>
                        </msub>
                        <mi mathvariant="normal">×</mi>
                        <mrow>
                          <mo stretchy="false">(</mo>
                          <mrow>
                            <mrow>
                              <msub>
                                <mi>r</mi>
                                <mi mathvariant="italic">ik</mi>
                              </msub>
                              <mo stretchy="false">+</mo>
                              <msub>
                                <mo stretchy="false">Δ</mo>
                                <mi mathvariant="italic">ik</mi>
                              </msub>
                            </mrow>
                            <msub>
                              <mi>d</mi>
                              <mi mathvariant="italic">ik</mi>
                            </msub>
                          </mrow>
                          <mo stretchy="false">)</mo>
                        </mrow>
                      </mrow>
                      <mi stretchy="false" mathvariant="normal">]</mi>
                    </mrow>
                  </mrow>
                </mrow>
                <mo stretchy="false">+</mo>
                <mn>2</mn>
              </mrow>
            </mrow>
            <mrow>
              <msub>
                <mo stretchy="false">ω</mo>
                <mi>i</mi>
              </msub>
              <mi mathvariant="normal">×</mi>
              <msub>
                <mo stretchy="false">Δ</mo>
                <mi mathvariant="italic">ik</mi>
              </msub>
            </mrow>
            <mrow>
              <msub>
                <mi>s</mi>
                <mi mathvariant="italic">ik</mi>
              </msub>
              <mo stretchy="false">+</mo>
              <msub>
                <mo stretchy="false">Δ</mo>
                <mi mathvariant="italic">ik</mi>
              </msub>
            </mrow>
            <msub>
              <mover accent="true">
                <mi>s</mi>
                <mi mathvariant="normal">˙</mi>
              </mover>
              <mi mathvariant="italic">ik</mi>
            </msub>
          </mrow>
        </mtd>
      </mtr>
      <mtr>
        <mtd>
          <mrow>
            <mrow>
              <mrow>
                <mrow>
                  <mi/>
                  <mi mathvariant="normal">−</mi>
                  <mrow>
                    <msub>
                      <mo stretchy="false">α</mo>
                      <mi>o</mi>
                    </msub>
                    <mi mathvariant="normal">×</mi>
                    <mrow>
                      <mo stretchy="false">(</mo>
                      <mrow>
                        <mrow>
                          <msub>
                            <mi>r</mi>
                            <mi mathvariant="italic">ok</mi>
                          </msub>
                          <mo stretchy="false">+</mo>
                          <msub>
                            <mo stretchy="false">Δ</mo>
                            <mi mathvariant="italic">ok</mi>
                          </msub>
                        </mrow>
                        <msub>
                          <mi>d</mi>
                          <mi mathvariant="italic">ok</mi>
                        </msub>
                      </mrow>
                      <mo stretchy="false">)</mo>
                    </mrow>
                  </mrow>
                </mrow>
                <mi mathvariant="normal">−</mi>
                <mrow>
                  <msub>
                    <mo stretchy="false">ω</mo>
                    <mi>o</mi>
                  </msub>
                  <mi mathvariant="normal">×</mi>
                  <mrow>
                    <mi stretchy="false" mathvariant="normal">[</mi>
                    <mrow>
                      <msub>
                        <mo stretchy="false">ω</mo>
                        <mi>o</mi>
                      </msub>
                      <mi mathvariant="normal">×</mi>
                      <mrow>
                        <mo stretchy="false">(</mo>
                        <mrow>
                          <mrow>
                            <msub>
                              <mi>r</mi>
                              <mi mathvariant="italic">ok</mi>
                            </msub>
                            <mo stretchy="false">+</mo>
                            <msub>
                              <mo stretchy="false">Δ</mo>
                              <mi mathvariant="italic">ok</mi>
                            </msub>
                          </mrow>
                          <msub>
                            <mi>d</mi>
                            <mi mathvariant="italic">ok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</mrow>
              </mrow>
              <mi mathvariant="normal">−</mi>
              <mn>2</mn>
            </mrow>
            <mrow>
              <msub>
                <mo stretchy="false">ω</mo>
                <mi>o</mi>
              </msub>
              <mi mathvariant="normal">×</mi>
              <msub>
                <mo stretchy="false">Δ</mo>
                <mi mathvariant="italic">ok</mi>
              </msub>
            </mrow>
            <mrow>
              <msub>
                <mi>s</mi>
                <mi mathvariant="italic">ok</mi>
              </msub>
              <mi mathvariant="normal">−</mi>
              <msub>
                <mo stretchy="false">Δ</mo>
                <mi mathvariant="italic">ok</mi>
              </msub>
            </mrow>
            <msub>
              <mover accent="true">
                <mi>s</mi>
                <mi mathvariant="normal">˙</mi>
              </mover>
              <mi mathvariant="italic">ok</mi>
            </msub>
          </mrow>
        </mtd>
      </mtr>
      <mtr>
        <mtd/>
      </mtr>
      <mtr>
        <mtd>
          <mtext>To implement Kane's equation, we'll also need the remainder acceleration:</mtext>
        </mtd>
      </mtr>
      <mtr>
        <mtd>
          <mrow>
            <mrow>
              <msub>
                <mi>a</mi>
                <mi mathvariant="italic">ro</mi>
              </msub>
              <mi mathvariant="normal">=</mi>
              <mrow>
                <mrow>
                  <mrow>
                    <msub>
                      <mi>a</mi>
                      <mi mathvariant="italic">ri</mi>
                    </msub>
                    <mo stretchy="false">+</mo>
                    <mrow>
                      <msub>
                        <mo stretchy="false">α</mo>
                        <mi mathvariant="italic">ri</mi>
                      </msub>
                      <mi mathvariant="normal">×</mi>
                      <mrow>
                        <mo stretchy="false">(</mo>
                        <mrow>
                          <mrow>
                            <msub>
                              <mi>r</mi>
                              <mi mathvariant="italic">ik</mi>
                            </msub>
                            <mo stretchy="false">+</mo>
                            <msub>
                              <mo stretchy="false">Δ</mo>
                              <mi mathvariant="italic">ik</mi>
                            </msub>
                          </mrow>
                          <msub>
                            <mi>d</mi>
                            <mi mathvariant="italic">ik</mi>
                          </msub>
                        </mrow>
                        <mo stretchy="false">)</mo>
                      </mrow>
                    </mrow>
                  </mrow>
                  <mo stretchy="false">+</mo>
                  <mrow>
                    <msub>
                      <mo stretchy="false">ω</mo>
                      <mi>i</mi>
                    </msub>
                    <mi mathvariant="normal">×</mi>
                    <mrow>
                      <mi stretchy="false" mathvariant="normal">[</mi>
                      <mrow>
                        <msub>
                          <mo stretchy="false">ω</mo>
                          <mi>i</mi>
                        </msub>
                        <mi mathvariant="normal">×</mi>
                        <mrow>
                          <mo stretchy="false">(</mo>
                          <mrow>
                            <mrow>
                              <msub>
                                <mi>r</mi>
                                <mi mathvariant="italic">ik</mi>
                              </msub>
                              <mo stretchy="false">+</mo>
                              <msub>
                                <mo stretchy="false">Δ</mo>
                                <mi mathvariant="italic">ik</mi>
                              </msub>
                            </mrow>
                            <msub>
                              <mi>d</mi>
                              <mi mathvariant="italic">ik</mi>
                            </msub>
                          </mrow>
                          <mo stretchy="false">)</mo>
                        </mrow>
                      </mrow>
                      <mi stretchy="false" mathvariant="normal">]</mi>
                    </mrow>
                  </mrow>
                </mrow>
                <mo stretchy="false">+</mo>
                <mn>2</mn>
              </mrow>
            </mrow>
            <mrow>
              <msub>
                <mo stretchy="false">ω</mo>
                <mi>i</mi>
              </msub>
              <mi mathvariant="normal">×</mi>
              <msub>
                <mo stretchy="false">Δ</mo>
                <mi mathvariant="italic">ik</mi>
              </msub>
            </mrow>
            <msub>
              <mi>s</mi>
              <mi mathvariant="italic">ik</mi>
            </msub>
          </mrow>
        </mtd>
      </mtr>
      <mtr>
        <mtd>
          <mrow>
            <mrow>
              <mrow>
                <mrow>
                  <mi/>
                  <mi mathvariant="normal">−</mi>
                  <mrow>
                    <msub>
                      <mo stretchy="false">α</mo>
                      <mi mathvariant="italic">ro</mi>
                    </msub>
                    <mi mathvariant="normal">×</mi>
                    <mrow>
                      <mo stretchy="false">(</mo>
                      <mrow>
                        <mrow>
                          <msub>
                            <mi>r</mi>
                            <mi mathvariant="italic">ok</mi>
                          </msub>
                          <mo stretchy="false">+</mo>
                          <msub>
                            <mo stretchy="false">Δ</mo>
                            <mi mathvariant="italic">ok</mi>
                          </msub>
                        </mrow>
                        <msub>
                          <mi>d</mi>
                          <mi mathvariant="italic">ok</mi>
                        </msub>
                      </mrow>
                      <mo stretchy="false">)</mo>
                    </mrow>
                  </mrow>
                </mrow>
                <mi mathvariant="normal">−</mi>
                <mrow>
                  <msub>
                    <mo stretchy="false">ω</mo>
                    <mi>o</mi>
                  </msub>
                  <mi mathvariant="normal">×</mi>
                  <mrow>
                    <mi stretchy="false" mathvariant="normal">[</mi>
                    <mrow>
                      <msub>
                        <mo stretchy="false">ω</mo>
                        <mi>o</mi>
                      </msub>
                      <mi mathvariant="normal">×</mi>
                      <mrow>
                        <mo stretchy="false">(</mo>
                        <mrow>
                          <mrow>
                            <msub>
                              <mi>r</mi>
                              <mi mathvariant="italic">ok</mi>
                            </msub>
                            <mo stretchy="false">+</mo>
                            <msub>
                              <mo stretchy="false">Δ</mo>
                              <mi mathvariant="italic">ok</mi>
                            </msub>
                          </mrow>
                          <msub>
                            <mi>d</mi>
                            <mi mathvariant="italic">ok</mi>
                          </msub>
                        </mrow>
                        <mo stretchy="false">)</mo>
                      </mrow>
                    </mrow>
                    <mi stretchy="false" mathvariant="normal">]</mi>
                  </mrow>
                </mrow>
              </mrow>
              <mi mathvariant="normal">−</mi>
              <mn>2</mn>
            </mrow>
            <mrow>
              <msub>
                <mo stretchy="false">ω</mo>
                <mi>o</mi>
              </msub>
              <mi mathvariant="normal">×</mi>
              <msub>
                <mo stretchy="false">Δ</mo>
                <mi mathvariant="italic">ok</mi>
              </msub>
            </mrow>
            <msub>
              <mi>s</mi>
              <mi mathvariant="italic">ok</mi>
            </msub>
          </mrow>
        </mtd>
      </mtr>
    </mtable>
    <annotation encoding="StarMath 5.0">"The velocity of "G_k" may then be used to obtain a constraint equation relating the " newline
"velocities of "R_i", "R_o", and our new state variables:" newline newline
v lsup N ^{G_k} = v_i + %omega_i times (r_ik + %DELTA_ik d_ik) + %DELTA_ik s_ik = v_o + %omega_o times (r_ok + %DELTA_ok d_ok) + %DELTA_ok s_ok newline newline
"Also, "%omega_o = %omega_i + %GAMMA_k %sigma_k newline newline
"Rearranging, we obtain" newline
v_o = v_i + %omega_i times (r_ik + %DELTA_ik d_ik) + %DELTA_ik s_ik - %omega_o times (r_ok + %DELTA_ok d_ok) - %DELTA_ok s_ok newline newline
"Differentiating, we relate the acceleration of "R_o" to that of "R_i":" newline
a_o = a_i + %alpha_i times (r_ik+%DELTA_ik d_ik) + %omega_i times [ %omega_i times (r_ik + %DELTA_ik d_ik)] + 2%omega_i times %DELTA_ik s_ik + %DELTA_ik {dot{s}}_ik newline
~~~~~~- %alpha_o times (r_ok+%DELTA_ok d_ok) - %omega_o times [ %omega_o times (r_ok + %DELTA_ok d_ok)] - 2%omega_o times %DELTA_ok s_ok - %DELTA_ok {dot{s}}_ok newline newline
"To implement Kane's equation, we'll also need the remainder acceleration:" newline
a_ro = a_ri + %alpha_ri times (r_ik+%DELTA_ik d_ik) + %omega_i times [ %omega_i times (r_ik + %DELTA_ik d_ik)] + 2%omega_i times %DELTA_ik s_ik newline
~~~~~~- %alpha_ro times (r_ok+%DELTA_ok d_ok) - %omega_o times [ %omega_o times (r_ok + %DELTA_ok d_ok)] - 2%omega_o times %DELTA_ok s_ok
</annotation>
  </semantics>
</math>
</file>

<file path=Object 3/content.xml><?xml version="1.0" encoding="utf-8"?>
<math xmlns="http://www.w3.org/1998/Math/MathML">
  <semantics>
    <msub>
      <mi>B</mi>
      <mi>o</mi>
    </msub>
    <annotation encoding="StarMath 5.0">B_o</annotation>
  </semantics>
</math>
</file>

<file path=Object 4/content.xml><?xml version="1.0" encoding="utf-8"?>
<math xmlns="http://www.w3.org/1998/Math/MathML">
  <semantics>
    <msub>
      <mi>G</mi>
      <mi>k</mi>
    </msub>
    <annotation encoding="StarMath 5.0">G_k</annotation>
  </semantics>
</math>
</file>

<file path=Object 5/content.xml><?xml version="1.0" encoding="utf-8"?>
<math xmlns="http://www.w3.org/1998/Math/MathML">
  <semantics>
    <msub>
      <mi>r</mi>
      <mi mathvariant="italic">ik</mi>
    </msub>
    <annotation encoding="StarMath 5.0">r_{ik}</annotation>
  </semantics>
</math>
</file>

<file path=Object 6/content.xml><?xml version="1.0" encoding="utf-8"?>
<math xmlns="http://www.w3.org/1998/Math/MathML">
  <semantics>
    <msub>
      <mi>r</mi>
      <mi mathvariant="italic">ok</mi>
    </msub>
    <annotation encoding="StarMath 5.0">r_{ok}</annotation>
  </semantics>
</math>
</file>

<file path=Object 7/content.xml><?xml version="1.0" encoding="utf-8"?>
<math xmlns="http://www.w3.org/1998/Math/MathML">
  <semantics>
    <msub>
      <mi>x</mi>
      <mi mathvariant="italic">ik</mi>
    </msub>
    <annotation encoding="StarMath 5.0">x_{ik}</annotation>
  </semantics>
</math>
</file>

<file path=Object 8/content.xml><?xml version="1.0" encoding="utf-8"?>
<math xmlns="http://www.w3.org/1998/Math/MathML">
  <semantics>
    <mtable>
      <mtr>
        <mtd>
          <mrow>
            <mtext>The joint partial matrices </mtext>
            <mi/>
            <mo stretchy="false">Γ</mo>
            <mtext> and </mtext>
            <mo stretchy="false">Δ</mo>
            <mtext> allow us to conveniently handle large classes of joints.</mtext>
          </mrow>
        </mtd>
      </mtr>
      <mtr>
        <mtd>
          <mtext>The relative positions and velocities are always three-dimensional vector quantities, but</mtext>
        </mtd>
      </mtr>
      <mtr>
        <mtd>
          <mtext>our joint state variables don't have to be.  The joint partials map these joint states from</mtext>
        </mtd>
      </mtr>
      <mtr>
        <mtd>
          <mtext>state space into 3-space.</mtext>
        </mtd>
      </mtr>
      <mtr>
        <mtd>
          <mtext>As an example, consider a joint which consists of a 2-DOF gimbal (a Body rotation through </mtext>
        </mtd>
      </mtr>
      <mtr>
        <mtd>
          <mrow>
            <mtext>a 231 Euler sequence), and a slider aligned with the Z axis of </mtext>
            <msub>
              <mi>B</mi>
              <mi>o</mi>
            </msub>
            <mtext>.  We write:</mtext>
          </mrow>
        </mtd>
      </mtr>
      <mtr>
        <mtd>
          <mrow>
            <msub>
              <mo stretchy="false">Γ</mo>
              <mi>k</mi>
            </msub>
            <mi mathvariant="normal">=</mi>
            <mfenced open="[" close="]">
              <mtable>
                <mtr>
                  <mtd>
                    <mrow>
                      <mi>sin</mi>
                      <msub>
                        <mo stretchy="false">θ</mo>
                        <mn>2</mn>
                      </msub>
                    </mrow>
                  </mtd>
                  <mtd>
                    <mn>0</mn>
                  </mtd>
                </mtr>
                <mtr>
                  <mtd>
                    <mrow>
                      <mi>cos</mi>
                      <msub>
                        <mo stretchy="false">θ</mo>
                        <mn>2</mn>
                      </msub>
                    </mrow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</mtr>
              </mtable>
            </mfenced>
          </mrow>
        </mtd>
      </mtr>
      <mtr>
        <mtd>
          <mtext>to go with</mtext>
        </mtd>
      </mtr>
      <mtr>
        <mtd>
          <mrow>
            <msub>
              <mo stretchy="false">σ</mo>
              <mi>k</mi>
            </msub>
            <mi mathvariant="normal">=</mi>
            <msup>
              <mfenced open="{" close="}">
                <mrow>
                  <msub>
                    <mo stretchy="false">σ</mo>
                    <mn>1</mn>
                  </msub>
                  <mi/>
                  <msub>
                    <mo stretchy="false">σ</mo>
                    <mn>2</mn>
                  </msub>
                </mrow>
              </mfenced>
              <mi>T</mi>
            </msup>
          </mrow>
        </mtd>
      </mtr>
      <mtr>
        <mtd>
          <mtext>and</mtext>
        </mtd>
      </mtr>
      <mtr>
        <mtd>
          <mrow>
            <msub>
              <mo stretchy="false">Δ</mo>
              <mi mathvariant="italic">ok</mi>
            </msub>
            <mi mathvariant="normal">=</mi>
            <mfenced open="[" close="]"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fenced>
          </mrow>
        </mtd>
      </mtr>
      <mtr>
        <mtd>
          <mrow>
            <mtext>to go with the scalar </mtext>
            <msub>
              <mi>s</mi>
              <mi mathvariant="italic">ok</mi>
            </msub>
            <mtext>.</mtext>
          </mrow>
        </mtd>
      </mtr>
      <mtr>
        <mtd/>
      </mtr>
      <mtr>
        <mtd>
          <mrow>
            <mtext>Since there are no translational DOF on the </mtext>
            <msub>
              <mi>B</mi>
              <mi>i</mi>
            </msub>
            <mtext> side of </mtext>
            <msub>
              <mi>G</mi>
              <mi>k</mi>
            </msub>
            <mtext>, </mtext>
            <msub>
              <mo stretchy="false">Δ</mo>
              <mi mathvariant="italic">ik</mi>
            </msub>
            <mtext> and </mtext>
            <msub>
              <mi>s</mi>
              <mi mathvariant="italic">ik</mi>
            </msub>
            <mtext>  vanish entirely.</mtext>
          </mrow>
        </mtd>
      </mtr>
    </mtable>
    <annotation encoding="StarMath 5.0">"The joint partial matrices "~%GAMMA" and "%DELTA" allow us to conveniently handle large classes of joints." newline
"The relative positions and velocities are always three-dimensional vector quantities, but" newline
"our joint state variables don't have to be.  The joint partials map these joint states from" newline
"state space into 3-space." newline
"As an example, consider a joint which consists of a 2-DOF gimbal (a Body rotation through " newline
"a 231 Euler sequence), and a slider aligned with the Z axis of "B_o".  We write:" newline
%GAMMA_k = left [ matrix{sin %theta_2 # 0 ## cos %theta_2 # 0 ## 0 # 1} right ] newline
"to go with" newline
%sigma_k = left lbrace %sigma_1 ~~ %sigma_2 right rbrace ^T newline
"and" newline
%DELTA_ok = left [ matrix{0 ## 0 ## 1} right ] newline
"to go with the scalar "s_ok"." newline newline
"Since there are no translational DOF on the "B_i" side of "G_k", "%DELTA_ik" and "s_ik"  vanish entirely."</annotation>
  </semantics>
</math>
</file>

<file path=Object 9/content.xml><?xml version="1.0" encoding="utf-8"?>
<math xmlns="http://www.w3.org/1998/Math/MathML">
  <semantics>
    <mtable>
      <mtr>
        <mtd>
          <mtext>Append translation joint states to the state vector as derived in previous work:</mtext>
        </mtd>
      </mtr>
      <mtr>
        <mtd>
          <mrow>
            <mfenced open="{" close="}">
              <mtable>
                <mtr>
                  <mtd>
                    <mi>u</mi>
                  </mtd>
                  <mtd>
                    <mi>s</mi>
                  </mtd>
                  <mtd>
                    <mo stretchy="false">ξ</mo>
                  </mtd>
                </mtr>
              </mtable>
            </mfenced>
            <mi mathvariant="normal">=</mi>
            <mfenced open="{" close="}">
              <mtable>
                <mtr>
                  <mtd>
                    <msub>
                      <mo stretchy="false">ω</mo>
                      <mn>1</mn>
                    </msub>
                  </mtd>
                  <mtd>
                    <msub>
                      <mo stretchy="false">σ</mo>
                      <mn>1</mn>
                    </msub>
                  </mtd>
                  <mtd>
                    <msub>
                      <mo stretchy="false">σ</mo>
                      <mn>2</mn>
                    </msub>
                  </mtd>
                  <mtd>
                    <msub>
                      <mo stretchy="false">σ</mo>
                      <mn>3</mn>
                    </msub>
                  </mtd>
                  <mtd>
                    <msub>
                      <mo stretchy="false">σ</mo>
                      <mn>4</mn>
                    </msub>
                  </mtd>
                  <mtd>
                    <msub>
                      <mi>v</mi>
                      <mn>1</mn>
                    </msub>
                  </mtd>
                  <mtd>
                    <msub>
                      <mi>s</mi>
                      <mn>11</mn>
                    </msub>
                  </mtd>
                  <mtd>
                    <msub>
                      <mi>s</mi>
                      <mn>21</mn>
                    </msub>
                  </mtd>
                  <mtd>
                    <msub>
                      <mi>s</mi>
                      <mn>12</mn>
                    </msub>
                  </mtd>
                  <mtd>
                    <msub>
                      <mi>s</mi>
                      <mn>32</mn>
                    </msub>
                  </mtd>
                  <mtd>
                    <msub>
                      <mi>s</mi>
                      <mn>33</mn>
                    </msub>
                  </mtd>
                  <mtd>
                    <msub>
                      <mi>s</mi>
                      <mn>43</mn>
                    </msub>
                  </mtd>
                  <mtd>
                    <msub>
                      <mi>s</mi>
                      <mn>34</mn>
                    </msub>
                  </mtd>
                  <mtd>
                    <msub>
                      <mi>s</mi>
                      <mn>54</mn>
                    </msub>
                  </mtd>
                  <mtd>
                    <msub>
                      <mo stretchy="false">ξ</mo>
                      <mn>1</mn>
                    </msub>
                  </mtd>
                  <mtd>
                    <msub>
                      <mo stretchy="false">ξ</mo>
                      <mn>2</mn>
                    </msub>
                  </mtd>
                  <mtd>
                    <msub>
                      <mo stretchy="false">ξ</mo>
                      <mn>3</mn>
                    </msub>
                  </mtd>
                  <mtd>
                    <msub>
                      <mo stretchy="false">ξ</mo>
                      <mn>4</mn>
                    </msub>
                  </mtd>
                  <mtd>
                    <msub>
                      <mo stretchy="false">ξ</mo>
                      <mn>5</mn>
                    </msub>
                  </mtd>
                </mtr>
              </mtable>
            </mfenced>
          </mrow>
        </mtd>
      </mtr>
      <mtr>
        <mtd/>
      </mtr>
      <mtr>
        <mtd>
          <mrow>
            <mtext>Previously-obtained partial angular velocities and partial velocities, </mtext>
            <mi/>
            <msub>
              <mo stretchy="false">Ω</mo>
              <mi>u</mi>
            </msub>
            <mtext>, </mtext>
            <msub>
              <mi>V</mi>
              <mi>u</mi>
            </msub>
            <mtext>, </mtext>
            <msub>
              <mo stretchy="false">Ω</mo>
              <mo stretchy="false">ξ</mo>
            </msub>
            <mtext>, and </mtext>
            <msub>
              <mi>V</mi>
              <mo stretchy="false">ξ</mo>
            </msub>
            <mtext>,</mtext>
          </mrow>
        </mtd>
      </mtr>
      <mtr>
        <mtd>
          <mtext>are unchanged from previous development.</mtext>
        </mtd>
      </mtr>
      <mtr>
        <mtd/>
      </mtr>
      <mtr>
        <mtd>
          <mtext>For our 5-body example, partial velocities related to translational joints may be found to be:</mtext>
        </mtd>
      </mtr>
      <mtr>
        <mtd>
          <mrow>
            <msub>
              <mo stretchy="false">Ω</mo>
              <mi>s</mi>
            </msub>
            <mi mathvariant="normal">=</mi>
            <mn>0</mn>
          </mrow>
        </mtd>
      </mtr>
      <mtr>
        <mtd>
          <mrow>
            <msub>
              <mi>V</mi>
              <mi>s</mi>
            </msub>
            <mi mathvariant="normal">=</mi>
            <mfenced open="[" close="]">
              <mtable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o stretchy="false">Δ</mo>
                        <mn>11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2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21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o stretchy="false">Δ</mo>
                        <mn>12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3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32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o stretchy="false">Δ</mo>
                        <mn>12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3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32</mn>
                      </msub>
                    </mrow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 stretchy="false">Δ</mo>
                        <mn>33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4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43</mn>
                      </msub>
                    </mrow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o stretchy="false">Δ</mo>
                        <mn>12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3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32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 stretchy="false">Δ</mo>
                        <mn>34</mn>
                      </msub>
                    </mrow>
                  </mtd>
                  <mtd>
                    <mrow>
                      <mrow>
                        <mi mathvariant="normal">−</mi>
                        <mmultiscripts>
                          <mi>C</mi>
                          <none/>
                          <mn>5</mn>
                          <mprescripts/>
                          <none/>
                          <mi>N</mi>
                        </mmultiscripts>
                      </mrow>
                      <msub>
                        <mo stretchy="false">Δ</mo>
                        <mn>54</mn>
                      </msub>
                    </mrow>
                  </mtd>
                </mtr>
              </mtable>
            </mfenced>
          </mrow>
        </mtd>
      </mtr>
      <mtr>
        <mtd/>
      </mtr>
      <mtr>
        <mtd>
          <mtext>Then the system-level partial velocities are:</mtext>
        </mtd>
      </mtr>
      <mtr>
        <mtd>
          <mrow>
            <mo stretchy="false">Ω</mo>
            <mi mathvariant="normal">=</mi>
            <mrow>
              <mi stretchy="false" mathvariant="normal">[</mi>
              <mtable>
                <mtr>
                  <mtd>
                    <msub>
                      <mo stretchy="false">Ω</mo>
                      <mi>u</mi>
                    </msub>
                  </mtd>
                  <mtd>
                    <msub>
                      <mo stretchy="false">Ω</mo>
                      <mi>s</mi>
                    </msub>
                  </mtd>
                  <mtd>
                    <msub>
                      <mo stretchy="false">Ω</mo>
                      <mo stretchy="false">ξ</mo>
                    </msub>
                  </mtd>
                </mtr>
              </mtable>
              <mi stretchy="false" mathvariant="normal">]</mi>
            </mrow>
          </mrow>
        </mtd>
      </mtr>
      <mtr>
        <mtd>
          <mrow>
            <mi>V</mi>
            <mi mathvariant="normal">=</mi>
            <mrow>
              <mi stretchy="false" mathvariant="normal">[</mi>
              <mtable>
                <mtr>
                  <mtd>
                    <msub>
                      <mi>V</mi>
                      <mi>u</mi>
                    </msub>
                  </mtd>
                  <mtd>
                    <msub>
                      <mi>V</mi>
                      <mi>s</mi>
                    </msub>
                  </mtd>
                  <mtd>
                    <msub>
                      <mi>V</mi>
                      <mo stretchy="false">ξ</mo>
                    </msub>
                  </mtd>
                </mtr>
              </mtable>
              <mi stretchy="false" mathvariant="normal">]</mi>
            </mrow>
          </mrow>
        </mtd>
      </mtr>
    </mtable>
    <annotation encoding="StarMath 5.0">"Append translation joint states to the state vector as derived in previous work:" newline
left lbrace matrix{u  # s # %xi} right rbrace = left lbrace matrix{%omega_1 # %sigma_1 # %sigma_2 # %sigma_3 # %sigma_4 # v_1 # s_11 # s_21 # s_12 # s_32 # s_33 # s_43 # s_34 # s_54 # %xi_1 # %xi_2 # %xi_3 # %xi_4 # %xi_5} right rbrace  newline newline
"Previously-obtained partial angular velocities and partial velocities, "~%OMEGA_u", "V_u", "%OMEGA_%xi", and "V_%xi","newline
"are unchanged from previous development." newline newline
"For our 5-body example, partial velocities related to translational joints may be found to be:" newline
%OMEGA_s = 0 newline
%V_s = left[ matrix{0 # 0 # 0 # 0 # 0 # 0 # 0 # 0 ## C lsup N ^1 %DELTA_11 # -C lsup N ^2 %DELTA_21 # 0 # 0 # 0 # 0 # 0 # 0 ##0 # 0 # C lsup N ^1 %DELTA_12 # -C lsup N ^3 %DELTA_32 # 0 # 0 # 0 # 0 ##0 # 0 # C lsup N ^1 %DELTA_12 # -C lsup N ^3 %DELTA_32  # C lsup N ^3 %DELTA_33 # -C lsup N ^4 %DELTA_43  # 0 # 0 ##0 # 0 # C lsup N ^1 %DELTA_12 # -C lsup N ^3 %DELTA_32  # 0 # 0 # C lsup N ^3 %DELTA_34 # -C lsup N ^5 %DELTA_54 } right] newline newline
"Then the system-level partial velocities are:" newline
%OMEGA = [matrix{%OMEGA_u # %OMEGA_s # %OMEGA_%xi}] newline
V = [matrix{V_u # V_s # V_%xi}]

</annotation>
  </semantics>
</math>
</file>